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oodsItemItinerary-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oodsItemItinerary">
            <text:p>GoodsItemItinerary</text:p>
          </table:table-cell>
          <table:table-cell table:style-name="ce8" office:value-type="string" office:string-value="Goods Item Itinerary. Details">
            <text:p>Goods Item Itinerary. Details</text:p>
          </table:table-cell>
          <table:table-cell table:style-name="ce8" office:value-type="string" office:string-value=""/>
          <table:table-cell table:style-name="ce8" office:value-type="string" office:string-value="Goods Item Itinerary">
            <text:p>Goods Item Itinerar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roviding details relating to a transport service, such as transport movement, identification of equipment and goods, subcontracted service providers, etc.">
            <text:p>A document providing details relating to a transport service, such as transport movement, identification of equipment and goods, subcontracted service providers, etc.</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oods Item Itinerary. UBL Version Identifier. Identifier">
            <text:p>Goods Item Itinerary. UBL Vers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oods Item Itinerary. Customization Identifier. Identifier">
            <text:p>Goods Item Itinerary. Customiza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oods Item Itinerary. Profile Identifier. Identifier">
            <text:p>Goods Item Itinerary. Profile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oods Item Itinerary. Profile Execution Identifier. Identifier">
            <text:p>Goods Item Itinerary. Profile Execu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oods Item Itinerary. Identifier">
            <text:p>Goods Item Itinerary.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oods Item Itinerary. Copy_ Indicator. Indicator">
            <text:p>Goods Item Itinerary. Copy_ Indicator. Indicator</text:p>
          </table:table-cell>
          <table:table-cell table:style-name="ce9" office:value-type="string" office:string-value=""/>
          <table:table-cell office:value-type="string" table:style-name="ce9" office:string-value="Goods Item Itinerary">
            <text:p>Goods Item Itinerar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oods Item Itinerary. UUID. Identifier">
            <text:p>Goods Item Itinerary. UUID.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Goods Item Itinerary. Issue Date. Date">
            <text:p>Goods Item Itinerary. Issue Date. Dat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Goods Item Itinerary. Issue Time. Time">
            <text:p>Goods Item Itinerary. Issue Time. Tim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Goods Item Itinerary. Note. Text">
            <text:p>Goods Item Itinerary. Note. Text</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Goods Item Itinerary. Version. Identifier">
            <text:p>Goods Item Itinerary. Version.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dentifies a version of a Goods Item Itinerary in order to distinguish updates.">
            <text:p>Identifies a version of a Goods Item Itinerary in order to distinguish updat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ransportExecutionPlanReferenceID">
            <text:p>TransportExecutionPlanReferenceID</text:p>
          </table:table-cell>
          <table:table-cell office:value-type="string" table:style-name="ce9" office:string-value="Goods Item Itinerary. Transport Execution Plan Reference. Identifier">
            <text:p>Goods Item Itinerary. Transport Execution Plan Reference.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Reference">
            <text:p>Reference</text:p>
          </table:table-cell>
          <table:table-cell office:value-type="string" table:style-name="ce11" table:formula="of:=IF([.F14]&lt;&gt;&quot;&quot;;CONCATENATE([.F14];&quot; &quot;;[.G14]);[.G14])" office:string-value="Transport Execution Plan Reference">
            <text:p>Transport Execution Plan Reference</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ransport Execution Plan associated with this Goods Item Itinerary.">
            <text:p>The Transport Execution Plan associated with this Goods Item Itinerar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Goods Item Itinerary. Signature">
            <text:p>Goods Item Itinerary. Signatur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Goods Item Itinerary. Sender_ Party. Party">
            <text:p>Goods Item Itinerary. Send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nder of this Goods Item Itinerary.">
            <text:p>The send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Goods Item Itinerary. Receiver_ Party. Party">
            <text:p>Goods Item Itinerary. Receiv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ceiver of this Goods Item Itinerary.">
            <text:p>The receiv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ferencedConsignment">
            <text:p>ReferencedConsignment</text:p>
          </table:table-cell>
          <table:table-cell table:style-name="ce10" office:value-type="string" office:string-value="Goods Item Itinerary. Referenced_ Consignment. Consignment">
            <text:p>Goods Item Itinerary. Referenced_ Consignment. Consign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8]"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being transported in the transport service associated with this Goods Item Itinerary.">
            <text:p>A consign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TransportEquipment">
            <text:p>ReferencedTransportEquipment</text:p>
          </table:table-cell>
          <table:table-cell table:style-name="ce10" office:value-type="string" office:string-value="Goods Item Itinerary. Referenced_ Transport Equipment. Transport Equipment">
            <text:p>Goods Item Itinerary. Referenced_ Transport Equipment. Transport Equip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Transport Equipment">
            <text:p>Transport Equipment</text:p>
          </table:table-cell>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ransport equipment being transported in the transport service associated with this Goods Item Itinerary.">
            <text:p>Transport equip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Package">
            <text:p>ReferencedPackage</text:p>
          </table:table-cell>
          <table:table-cell table:style-name="ce10" office:value-type="string" office:string-value="Goods Item Itinerary. Referenced_ Package. Package">
            <text:p>Goods Item Itinerary. Referenced_ Package. Packag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Package">
            <text:p>Package</text:p>
          </table:table-cell>
          <table:table-cell table:style-name="ce10" office:value-type="string" office:string-value="Package">
            <text:p>Pack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ckage">
            <text:p>Packa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ckage being transported in the transport service associated with this Goods Item Itinerary.">
            <text:p>A package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GoodsItem">
            <text:p>ReferencedGoodsItem</text:p>
          </table:table-cell>
          <table:table-cell table:style-name="ce10" office:value-type="string" office:string-value="Goods Item Itinerary. Referenced_ Goods Item. Goods Item">
            <text:p>Goods Item Itinerary. Referenced_ Goods Item. Goods Item</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Goods Item">
            <text:p>Goods Item</text:p>
          </table:table-cell>
          <table:table-cell table:style-name="ce10" office:value-type="string" office:string-value="Goods Item">
            <text:p>Goods Item</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Goods Item">
            <text:p>Goods Item</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item of goods being transported in the transport service associated with this Goods Item Itinerary.">
            <text:p>An item of goods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gment">
            <text:p>TransportationSegment</text:p>
          </table:table-cell>
          <table:table-cell table:style-name="ce10" office:value-type="string" office:string-value="Goods Item Itinerary. Transportation Segment">
            <text:p>Goods Item Itinerary. Transportation Seg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gment">
            <text:p>Transportation Segment</text:p>
          </table:table-cell>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art of a transport service that has its own Transport Execution Plan. A Transportation Segment may cover services other than transport, such as terminal handling, document management, customs procedures, etc.">
            <text:p>A part of a transport service that has its own Transport Execution Plan. A Transportation Segment may cover services other than transport, such as terminal handling, document management, customs procedures, etc.</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